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50000001E02A3F534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6ff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2.1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48pt" fo:language="en" fo:country="US" fo:font-weight="bold" style:font-size-asian="48pt" style:language-asian="en" style:country-asian="US" style:font-size-complex="48pt" style:font-weight-complex="bold"/>
    </style:style>
    <style:style style:name="T2" style:family="text">
      <style:text-properties fo:font-size="32pt" fo:language="en" fo:country="US" fo:font-weight="bold" style:font-size-asian="32pt" style:language-asian="en" style:country-asian="US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7cm" svg:height="19cm" svg:x="1cm" svg:y="1cm">
          <draw:image xlink:href="Pictures/1000000000000350000001E02A3F5343.jpg" xlink:type="simple" xlink:show="embed" xlink:actuate="onLoad">
            <text:p/>
          </draw:image>
        </draw:frame>
        <draw:rect draw:style-name="gr2" draw:text-style-name="P1" draw:layer="layout" svg:width="25.4cm" svg:height="10.16cm" svg:x="2.27cm" svg:y="6.715cm">
          <text:p/>
        </draw:rect>
        <draw:frame draw:style-name="gr3" draw:text-style-name="P2" draw:layer="layout" svg:width="24.765cm" svg:height="12.44cm" svg:x="2.27cm" svg:y="7.11cm">
          <draw:text-box>
            <text:p text:style-name="P1"><text:span text:style-name="T1">Riskfactors </text:span></text:p>
            <text:p><text:span text:style-name="T2"><text:s text:c="5"/></text:span></text:p>
            <text:p><text:span text:style-name="T2"><text:s text:c="5"/></text:span><text:span text:style-name="T2">Inflamation</text:span></text:p>
            <text:p><text:span text:style-name="T2"><text:s text:c="5"/></text:span><text:span text:style-name="T2">Diabetis </text:span></text:p>
            <text:p><text:span text:style-name="T2"><text:s text:c="5"/></text:span><text:span text:style-name="T2">Not Enough Excercise</text:span></text:p>
            <text:p><text:span text:style-name="T2"><text:s text:c="5"/></text:span><text:span text:style-name="T2">High Cholesterol</text:span></text:p>
            <text:p><text:span text:style-name="T2"><text:s text:c="8"/></text:span></text:p>
            <text:p><text:span text:style-name="T2"/></text:p>
            <text:p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7-11T15:51:35.65</meta:creation-date>
    <dc:date>2015-07-24T16:03:50.03</dc:date>
    <meta:editing-duration>PT00H57M38S</meta:editing-duration>
    <meta:editing-cycles>2</meta:editing-cycles>
    <meta:generator>OpenOffice.org/3.1$Win32 OpenOffice.org_project/310m19$Build-9420</meta:generator>
    <meta:document-statistic meta:object-count="3"/>
  </office:meta>
</office:document-meta>
</file>